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CE58C6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Bitstream Vera Sans" fo:font-size="22pt" style:font-size-asian="22pt" style:font-size-complex="22pt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CodeBlock">
      <style:paragraph-properties fo:margin-left="0.5in" fo:margin-right="0in" fo:text-indent="0in" style:auto-text-indent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Heading_20_3">
      <style:paragraph-properties fo:break-before="pag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8161in" svg:y="9.8957in" svg:width="0.8827in" svg:height="0.311in" draw:z-index="0">
        <draw:image xlink:href="Pictures/10000201000000580000001FCE58C672.png" xlink:type="simple" xlink:show="embed" xlink:actuate="onLoad"/>
      </draw:fram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arning to Program with Haiku</text:p>
      <text:p text:style-name="P2"/>
      <text:p text:style-name="P2">Unit 2 Review</text:p>
      <text:p text:style-name="P2"/>
      <text:p text:style-name="P2">Written by DarkWyr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l material © 2010 DarkWyrm</text:p>
      <text:h text:style-name="P11" text:outline-level="3">Lesson 6</text:h>
      <text:list xml:id="list888193480" text:style-name="L1">
        <text:list-item>
          <text:p text:style-name="P6">What are the three types of loops?</text:p>
        </text:list-item>
        <text:list-item>
          <text:p text:style-name="P6">When is a <text:span text:style-name="Code">switch</text:span> statement better suited to making a decision than an <text:span text:style-name="Code">if</text:span> statement?</text:p>
        </text:list-item>
        <text:list-item>
          <text:p text:style-name="P6">What happens when the <text:span text:style-name="Code">default</text:span> case in a <text:span text:style-name="Code">switch</text:span> statement is not the last case in the list?</text:p>
        </text:list-item>
        <text:list-item>
          <text:p text:style-name="P6">Rewrite the following code to use the conditional assignment operator to set the value of <text:span text:style-name="Code">myVariable</text:span>.</text:p>
        </text:list-item>
      </text:list>
      <text:p text:style-name="Standard"/>
      <text:p text:style-name="P5"><text:span text:style-name="keyword0_5f_cpp">if</text:span> <text:span text:style-name="symbol0_5f_cpp">(</text:span>myInt <text:span text:style-name="symbol1_5f_cpp">&gt;</text:span> <text:span text:style-name="number_5f_cpp">5</text:span><text:span text:style-name="symbol0_5f_cpp">)</text:span></text:p>
      <text:p text:style-name="P5"><text:tab/>myVariable <text:span text:style-name="symbol1_5f_cpp">=</text:span> <text:span text:style-name="number_5f_cpp">50</text:span><text:span text:style-name="symbol4_5f_cpp">;</text:span></text:p>
      <text:p text:style-name="P5"><text:span text:style-name="keyword0_5f_cpp">else</text:span></text:p>
      <text:p text:style-name="P5"><text:tab/>myVariable <text:span text:style-name="symbol1_5f_cpp">=</text:span> <text:span text:style-name="number_5f_cpp">100</text:span><text:span text:style-name="symbol4_5f_cpp">;</text:span></text:p>
      <text:h text:style-name="Heading_20_3" text:outline-level="3">Lesson 7</text:h>
      <text:list xml:id="list53180750" text:style-name="L2">
        <text:list-item>
          <text:p text:style-name="P7">Which memory pool is bigger, the stack or the heap?</text:p>
        </text:list-item>
        <text:list-item>
          <text:p text:style-name="P7">What is a memory leak?</text:p>
        </text:list-item>
        <text:list-item>
          <text:p text:style-name="P7">What is portability?</text:p>
        </text:list-item>
        <text:list-item>
          <text:p text:style-name="P7">What is it called when you tell the compiler to treat one type as another?</text:p>
        </text:list-item>
        <text:list-item>
          <text:p text:style-name="P7">What is the difference between <text:span text:style-name="Code">malloc()</text:span> and <text:span text:style-name="Code">calloc()</text:span>?</text:p>
        </text:list-item>
        <text:list-item>
          <text:p text:style-name="P7">What is the numerical result of <text:span text:style-name="Code">7 &amp; 0</text:span> ?</text:p>
        </text:list-item>
        <text:list-item>
          <text:p text:style-name="P7">What is the numerical result of <text:span text:style-name="Code">7 | 8</text:span> ?</text:p>
        </text:list-item>
        <text:list-item>
          <text:p text:style-name="P7">What does 33 look like in binary?</text:p>
        </text:list-item>
        <text:list-item>
          <text:p text:style-name="P7">What is the binary number <text:span text:style-name="Code">1000010</text:span> in regular decimal notation?</text:p>
        </text:list-item>
        <text:list-item>
          <text:p text:style-name="P7">What is the numerical result of <text:span text:style-name="Code">1 &lt;&lt; 5</text:span> ?</text:p>
        </text:list-item>
      </text:list>
      <text:h text:style-name="Heading_20_3" text:outline-level="3">Lesson 8</text:h>
      <text:list xml:id="list1447733685" text:style-name="L3">
        <text:list-item>
          <text:p text:style-name="P8">What is the scope of a variable?</text:p>
        </text:list-item>
        <text:list-item>
          <text:p text:style-name="P8">What are the three types of scope?</text:p>
        </text:list-item>
        <text:list-item>
          <text:p text:style-name="P8">What part(s) of the following pointer declaration is constant: the value, the pointer's address, or both?</text:p>
        </text:list-item>
      </text:list>
      <text:p text:style-name="Standard"/>
      <text:p text:style-name="P4"><text:span text:style-name="Code">int * const myPointer;</text:span></text:p>
      <text:p text:style-name="Standard"/>
      <text:list xml:id="list1975283376" text:style-name="L4">
        <text:list-item>
          <text:p text:style-name="P9">Where does anything written to <text:span text:style-name="Code">stderr</text:span> normally go?</text:p>
        </text:list-item>
        <text:list-item>
          <text:p text:style-name="P9">What is a handle?</text:p>
        </text:list-item>
        <text:list-item>
          <text:p text:style-name="P9">If you want to write data to the end of an existing file, what mode must be specified in a call to <text:span text:style-name="Code">fopen()</text:span>?</text:p>
        </text:list-item>
      </text:list>
      <text:h text:style-name="Heading_20_3" text:outline-level="3">Lesson 9</text:h>
      <text:list xml:id="list224636103" text:style-name="L5">
        <text:list-item>
          <text:p text:style-name="P10">How many rows are in the following multidimensional array: <text:span text:style-name="Code">float myFloatArray[10][20]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Block" style:family="paragraph" style:parent-style-name="Standard">
      <style:paragraph-properties style:shadow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DejaVu Sans Mono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Code" style:family="text">
      <style:text-properties style:font-name="DejaVu Sans Mono1" fo:font-size="10pt" style:font-size-asian="10pt" style:font-size-complex="10pt"/>
    </style:style>
    <style:style style:name="Definition" style:family="text">
      <style:text-properties fo:font-weight="bold" fo:background-color="transparen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800080" fo:font-style="normal" fo:font-weight="normal"/>
    </style:style>
    <style:style style:name="comment0_5f_cpp" style:display-name="comment0_cpp" style:family="text">
      <style:text-properties fo:color="#008000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0000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999999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cpp" style:display-name="keyword0_cpp" style:family="text">
      <style:text-properties fo:color="#0000ff" fo:font-style="normal" fo:font-weight="norma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1T08:55:39</meta:creation-date>
    <dc:date>2010-04-10T17:31:34</dc:date>
    <meta:editing-duration>PT14H00M20S</meta:editing-duration>
    <meta:editing-cycles>281</meta:editing-cycles>
    <meta:generator>OpenOffice.org/3.1$Linux OpenOffice.org_project/310m19$Build-9420</meta:generator>
    <dc:creator>DarkWyrm </dc:creator>
    <meta:document-statistic meta:table-count="0" meta:image-count="1" meta:object-count="0" meta:page-count="2" meta:paragraph-count="34" meta:word-count="280" meta:character-count="1412"/>
    <meta:user-defined meta:name="Info 1"/>
    <meta:user-defined meta:name="Info 2"/>
    <meta:user-defined meta:name="Info 3"/>
    <meta:user-defined meta:name="Info 4"/>
  </office:meta>
</office:document-meta>
</file>